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23690b" officeooo:paragraph-rsid="0023690b"/>
    </style:style>
    <style:style style:name="P2" style:family="paragraph" style:parent-style-name="Standard">
      <style:text-properties officeooo:rsid="0023f74a" officeooo:paragraph-rsid="0023f74a"/>
    </style:style>
    <style:style style:name="P3" style:family="paragraph" style:parent-style-name="Standard">
      <style:text-properties officeooo:rsid="00247972" officeooo:paragraph-rsid="00247972"/>
    </style:style>
    <style:style style:name="P4" style:family="paragraph" style:parent-style-name="Standard">
      <style:text-properties officeooo:rsid="00247972" officeooo:paragraph-rsid="00270f1e"/>
    </style:style>
    <style:style style:name="P5" style:family="paragraph" style:parent-style-name="Standard">
      <style:text-properties officeooo:rsid="00270f1e" officeooo:paragraph-rsid="00270f1e"/>
    </style:style>
    <style:style style:name="T1" style:family="text">
      <style:text-properties officeooo:rsid="0023f74a"/>
    </style:style>
    <style:style style:name="T2" style:family="text">
      <style:text-properties officeooo:rsid="00247972"/>
    </style:style>
    <style:style style:name="T3" style:family="text">
      <style:text-properties officeooo:rsid="00253c94"/>
    </style:style>
    <style:style style:name="T4" style:family="text">
      <style:text-properties officeooo:rsid="00270f1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Ce projet a pour objectif de permettre a 4 personne de jeu à distance au célèbre et très amusant jeu de société SH13 à l’aide d’un ordinateur. Pour cela, nous avons compléter les code source fournit.</text:p>
      <text:p text:style-name="P1"><text:tab/>Dans un premier temps, nous avons étudier et commenter les fichiers .c afin de déterminer ce qu’il manquait et par quoi nous allions commencer.</text:p>
      <text:p text:style-name="P1"><text:tab/>Le jeu a besoin d’un serveur qui communique avec 4 joueurs <text:span text:style-name="T1">pour</text:span> fonctionner. La première étape a donc <text:span text:style-name="T1">naturellement</text:span> été de <text:span text:style-name="T1">mettre</text:span> en place la communication descendante puis ascendante entre <text:span text:style-name="T1">le serveurs et les joueurs.</text:span></text:p>
      <text:p text:style-name="P1"/>
      <text:p text:style-name="P1"><text:tab/><text:span text:style-name="T1">Pour qu’une partie débute, il faut envoyer au joueur, son Id, le nom des autres joueurs et ses cartes. Ces 3 messages contiennent des informations différentes. Ils sont toutefois tous envoyé sous la forme d’une chaîne de caractère. C’est la première lettre de cette chaîne qui détermine quel type de message le serveur vient d’envoyer. Ainsi pour décoder, un switch case a été mis en place. </text:span></text:p>
      <text:p text:style-name="P1"><text:tab/><text:span text:style-name="T1">Nous avons procédé de la même manière pour permettre au serveur de décoder les messages du serveur. </text:span></text:p>
      <text:p text:style-name="P1"/>
      <text:p text:style-name="P1"><text:tab/><text:span text:style-name="T1">Le client peut envoyer 3 types de messages au serveur. Soit il demande qui possède tel objet, soit il demande spécifiquement a un autre joueur combien de fois il possède tel symbole dans son jeu. En réalité, les joueurs ne communiquent pas directement entre eux. Le serveur connaît les cartes de tous les joueurs ainsi, les joueurs s’adressent au serveur. </text:span></text:p>
      <text:p text:style-name="P2">Dans ces <text:s/>deux premiers cas, le serveur envoie sa réponse seulement au joueur <text:span text:style-name="T2">et renvoie une valeur de table carte</text:span>, ainsi, nous utilisons la fonction sendmessagetoclient. </text:p>
      <text:p text:style-name="P3">Le cas d’une accusation est un peu plus complexe car l’accusation peut mener a une fin de partie. Si <text:s/>le joueur a trouver le coupable alors on envoie à tout le monde l’id du gagnant. Sinon on envoie au joueur courant qu’il s’est trompé. </text:p>
      <text:p text:style-name="P3"><text:tab/>Un joueur qui se trompe est éliminé et n’a donc plus le droit de poser de question aux autres joueurs. Pour garder trace des éliminations, nous avons mis en place un tableau d’entier joueurElimine à 4 entrée. Toutes les cases du tableau sont à 0 par défaut. Si un joueur se trompe, l’indice du tableau correspondant à l’id du joueur est mis à 1. <text:s/>Ensuite lors de la détermination du joueur suivant, nous avons ajouter une condition. Pour pouvoir être désigner comme joueur courant, il faut que joueurElimine[joueurCourant] soit différent de 1. </text:p>
      <text:p text:style-name="P3">Ce tableau nous permet aussi de savoir quand tous les participants sont éliminés et ainsi arrêter la partie. </text:p>
      <text:p text:style-name="P3"><text:tab/></text:p>
      <text:p text:style-name="P3"><text:tab/><text:span text:style-name="T3">Passons maintenant coté client. Nous venons de voir que lorsque un joueur gagne la partie, le serveur envoie son id à tout le monde. Le joueur connaît son Id et ainsi on peut faire un affichage différent entre le gagnant et le perdant. </text:span></text:p>
      <text:p text:style-name="P4"><text:tab/><text:span text:style-name="T4">Il est possible qu’aucun des joueurs ne gagnent. Plutôt que de créer un nouveau type de message (ie un message commencant par une nouvelle lettre) nous allons envoyer le message <text:s text:c="2"/>sprintf(reply, "W %d %s",nbClients+1,"personne");</text:span></text:p>
      <text:p text:style-name="P5">broadcastMessage(reply);</text:p>
      <text:p text:style-name="P5">Le numéro du gagnant sera mis dans la variable winner.</text:p>
      <text:p text:style-name="P5">les id des clients allant de 1 à nbClients. Aucun des joueurs ne va se reconnaître et ainsi tous les joueurs comprendrons ce message comme «  vous avez perdu ».</text:p>
      <text:p text:style-name="P5"><text:tab/>L’affichage et la création des fenêtres est gérégrâce à SDL. Une boucle graphique a été mis en pla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9T16:49:20.397150274</meta:creation-date>
    <meta:generator>LibreOffice/5.1.6.2$Linux_X86_64 LibreOffice_project/10m0$Build-2</meta:generator>
    <dc:date>2020-01-09T17:52:39.947549135</dc:date>
    <meta:editing-duration>PT7M33S</meta:editing-duration>
    <meta:editing-cycles>1</meta:editing-cycles>
    <meta:document-statistic meta:table-count="0" meta:image-count="0" meta:object-count="0" meta:page-count="1" meta:paragraph-count="17" meta:word-count="554" meta:character-count="3283" meta:non-whitespace-character-count="2719"/>
  </office:meta>
</office:document-meta>
</file>